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7f27" officeooo:paragraph-rsid="00177f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ml-</text:p>
      <text:p text:style-name="P1"/>
      <text:p text:style-name="P1">goals</text:p>
      <text:p text:style-name="P1"/>
      <text:p text:style-name="P1">bio</text:p>
      <text:p text:style-name="P1">edu/job exp</text:p>
      <text:p text:style-name="P1">contact info</text:p>
      <text:p text:style-name="P1">links to</text:p>
      <text:p text:style-name="P1">github</text:p>
      <text:p text:style-name="P1">linked in /social media</text:p>
      <text:p text:style-name="P1"/>
      <text:p text:style-name="P1">js-</text:p>
      <text:p text:style-name="P1"/>
      <text:p text:style-name="P1">guessing game</text:p>
      <text:p text:style-name="P1">alert</text:p>
      <text:p text:style-name="P1">prompt</text:p>
      <text:p text:style-name="P1">var</text:p>
      <text:p text:style-name="P1">console.log</text:p>
      <text:p text:style-name="P1">if/else</text:p>
      <text:p text:style-name="P1"><text:s/>get user name</text:p>
      <text:p text:style-name="P1">y/n or yes/no input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Gaines</meta:initial-creator>
    <meta:creation-date>2016-05-10T13:11:37.035156849</meta:creation-date>
    <dc:date>2016-05-10T13:16:08.355939601</dc:date>
    <dc:creator>John Gaines</dc:creator>
    <meta:editing-duration>P0D</meta:editing-duration>
    <meta:editing-cycles>1</meta:editing-cycles>
    <meta:document-statistic meta:table-count="0" meta:image-count="0" meta:object-count="0" meta:page-count="1" meta:paragraph-count="17" meta:word-count="29" meta:character-count="154" meta:non-whitespace-character-count="141"/>
    <meta:generator>LibreOffice/4.2.8.2$Linux_X86_64 LibreOffice_project/420m0$Build-2</meta:generator>
  </office:meta>
</office:document-meta>
</file>